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0694*"/>
    </style:style>
    <style:style style:name="Table9.B" style:family="table-column">
      <style:table-column-properties style:column-width="13.323cm" style:rel-column-width="54841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9010*"/>
    </style:style>
    <style:style style:name="Table10.B" style:family="table-column">
      <style:table-column-properties style:column-width="13.732cm" style:rel-column-width="5652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5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6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12" style:family="paragraph" style:parent-style-name="Table_20_Contents">
      <style:text-properties officeooo:paragraph-rsid="0028307c"/>
    </style:style>
    <style:style style:name="P13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4" style:family="paragraph" style:parent-style-name="Table_20_Contents">
      <style:text-properties officeooo:rsid="0041ee44" officeooo:paragraph-rsid="0041ee44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6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7" style:family="paragraph" style:parent-style-name="Table_20_Contents">
      <style:text-properties officeooo:rsid="0043e734" officeooo:paragraph-rsid="0043e734"/>
    </style:style>
    <style:style style:name="P18" style:family="paragraph" style:parent-style-name="Table_20_Contents">
      <style:text-properties officeooo:rsid="004636d0" officeooo:paragraph-rsid="004636d0"/>
    </style:style>
    <style:style style:name="P19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20" style:family="paragraph" style:parent-style-name="Table_20_Contents">
      <style:text-properties officeooo:rsid="004cf633" officeooo:paragraph-rsid="004cf633"/>
    </style:style>
    <style:style style:name="P21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22" style:family="paragraph" style:parent-style-name="Heading_20_1">
      <style:text-properties officeooo:rsid="001fcecc" officeooo:paragraph-rsid="001fcecc"/>
    </style:style>
    <style:style style:name="P23" style:family="paragraph" style:parent-style-name="Heading_20_1">
      <style:text-properties officeooo:rsid="0017adab" officeooo:paragraph-rsid="0017adab"/>
    </style:style>
    <style:style style:name="P24" style:family="paragraph" style:parent-style-name="Standard_20__28_user_29_">
      <style:text-properties officeooo:rsid="001fcecc" officeooo:paragraph-rsid="001fcecc"/>
    </style:style>
    <style:style style:name="P25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28" style:family="paragraph" style:parent-style-name="Table_20_Heading">
      <style:text-properties officeooo:paragraph-rsid="0028307c"/>
    </style:style>
    <style:style style:name="P29" style:family="paragraph" style:parent-style-name="Title" style:master-page-name="Standard">
      <style:paragraph-properties fo:text-align="center" style:justify-single-word="false" style:page-number="auto"/>
    </style:style>
    <style:style style:name="P30" style:family="paragraph" style:parent-style-name="Table_20_Contents">
      <style:text-properties officeooo:paragraph-rsid="004cf633"/>
    </style:style>
    <style:style style:name="P31" style:family="paragraph" style:parent-style-name="Table_20_Contents">
      <style:text-properties officeooo:rsid="004d8096" officeooo:paragraph-rsid="004d8096"/>
    </style:style>
    <style:style style:name="P32" style:family="paragraph" style:parent-style-name="Table_20_Contents">
      <style:paragraph-properties fo:text-align="center" style:justify-single-word="false"/>
      <style:text-properties officeooo:rsid="004d8096" officeooo:paragraph-rsid="004d8096"/>
    </style:style>
    <style:style style:name="P33" style:family="paragraph" style:parent-style-name="Table_20_Contents">
      <style:text-properties officeooo:rsid="004cf633" officeooo:paragraph-rsid="004d8096"/>
    </style:style>
    <style:style style:name="T1" style:family="text">
      <style:text-properties style:font-name="Bitstream Vera Sans1" officeooo:rsid="004099c9" style:font-name-asian="Bitstream Vera Sans2" style:font-name-complex="Bitstream Vera Sans2"/>
    </style:style>
    <style:style style:name="T2" style:family="text">
      <style:text-properties style:font-name="Bitstream Vera Sans1" officeooo:rsid="004d8096" style:font-name-asian="Bitstream Vera Sans2" style:font-name-complex="Bitstream Vera Sans2"/>
    </style:style>
    <style:style style:name="T3" style:family="text">
      <style:text-properties officeooo:rsid="00123d0e"/>
    </style:style>
    <style:style style:name="T4" style:family="text">
      <style:text-properties officeooo:rsid="0017adab"/>
    </style:style>
    <style:style style:name="T5" style:family="text">
      <style:text-properties officeooo:rsid="001aabee"/>
    </style:style>
    <style:style style:name="T6" style:family="text">
      <style:text-properties officeooo:rsid="001b18e9"/>
    </style:style>
    <style:style style:name="T7" style:family="text">
      <style:text-properties officeooo:rsid="001de956"/>
    </style:style>
    <style:style style:name="T8" style:family="text">
      <style:text-properties officeooo:rsid="001fcecc"/>
    </style:style>
    <style:style style:name="T9" style:family="text">
      <style:text-properties officeooo:rsid="0023f37e"/>
    </style:style>
    <style:style style:name="T10" style:family="text">
      <style:text-properties officeooo:rsid="004099c9"/>
    </style:style>
    <style:style style:name="T11" style:family="text">
      <style:text-properties officeooo:rsid="0040cf94"/>
    </style:style>
    <style:style style:name="T12" style:family="text">
      <style:text-properties officeooo:rsid="0041ee44"/>
    </style:style>
    <style:style style:name="T13" style:family="text">
      <style:text-properties officeooo:rsid="0043e07a"/>
    </style:style>
    <style:style style:name="T14" style:family="text">
      <style:text-properties officeooo:rsid="0043e734"/>
    </style:style>
    <style:style style:name="T15" style:family="text">
      <style:text-properties officeooo:rsid="004636d0"/>
    </style:style>
    <style:style style:name="T16" style:family="text">
      <style:text-properties officeooo:rsid="0049464a"/>
    </style:style>
    <style:style style:name="T17" style:family="text">
      <style:text-properties officeooo:rsid="00498c8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4b9c0d"/>
    </style:style>
    <style:style style:name="T20" style:family="text">
      <style:text-properties officeooo:rsid="004d8096"/>
    </style:style>
    <style:style style:name="T21" style:family="text">
      <style:text-properties officeooo:rsid="004cf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tomic Basic Specification</text:p>
      <text:p text:style-name="P9">Written by Paul Robson <text:span text:style-name="T8">Decem</text:span>ber 2020</text:p>
      <text:h text:style-name="P23" text:outline-level="1">Introduction</text:h>
      <text:p text:style-name="P25">This is not the manual.</text:p>
      <text:h text:style-name="Heading_20_1" text:outline-level="1">Terms</text:h>
      <text:p text:style-name="Standard">The<text:span text:style-name="T3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10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10">&amp;422a</text:p>
          </table:table-cell>
          <table:table-cell table:style-name="Table1.A2" office:value-type="string">
            <text:p text:style-name="P10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10">a.name</text:p>
          </table:table-cell>
          <table:table-cell table:style-name="Table1.A2" office:value-type="string">
            <text:p text:style-name="P10">No</text:p>
          </table:table-cell>
          <table:table-cell table:style-name="Table1.C4" office:value-type="string">
            <text:p text:style-name="Table_20_Contents">Variable, <text:s/>names which consist of alpha<text:span text:style-name="T1">numeric </text:span>characters and a period, <text:span text:style-name="T10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0">array[</text:span><text:span text:style-name="T4">index</text:span><text:span text:style-name="T10">]</text:span></text:p>
          </table:table-cell>
          <table:table-cell table:style-name="Table1.A2" office:value-type="string">
            <text:p text:style-name="P10">No</text:p>
          </table:table-cell>
          <table:table-cell table:style-name="Table1.C5" office:value-type="string">
            <text:p text:style-name="Table_20_Contents">Array access. <text:span text:style-name="T9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10">@&lt;reference&gt;</text:p>
          </table:table-cell>
          <table:table-cell table:style-name="Table1.A2" office:value-type="string">
            <text:p text:style-name="P10">Yes</text:p>
          </table:table-cell>
          <table:table-cell table:style-name="Table1.C6" office:value-type="string">
            <text:p text:style-name="Table_20_Contents">Converts reference term to address, <text:span text:style-name="T5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10">“hello, world !”</text:p>
          </table:table-cell>
          <table:table-cell table:style-name="Table1.A2" office:value-type="string">
            <text:p text:style-name="P10">No</text:p>
          </table:table-cell>
          <table:table-cell table:style-name="Table1.C7" office:value-type="string">
            <text:p text:style-name="Table_20_Contents"><text:span text:style-name="T5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10">-&lt;term&gt;</text:p>
          </table:table-cell>
          <table:table-cell table:style-name="Table1.A2" office:value-type="string">
            <text:p text:style-name="P10">No</text:p>
          </table:table-cell>
          <table:table-cell table:style-name="Table1.C8" office:value-type="string">
            <text:p text:style-name="Table_20_Contents"><text:span text:style-name="T5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10">~&lt;term&gt;</text:p>
          </table:table-cell>
          <table:table-cell table:style-name="Table1.A2" office:value-type="string">
            <text:p text:style-name="P10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10">!&lt;term&gt;</text:p>
          </table:table-cell>
          <table:table-cell table:style-name="Table1.A2" office:value-type="string">
            <text:p text:style-name="P10">No</text:p>
          </table:table-cell>
          <table:table-cell table:style-name="Table1.C10" office:value-type="string">
            <text:p text:style-name="Table_20_Contents">Word indirection <text:span text:style-name="T6">(a 4 byte PEEK)</text:span></text:p>
          </table:table-cell>
        </table:table-row>
        <table:table-row table:style-name="Table1.1">
          <table:table-cell table:style-name="Table1.A2" office:value-type="string">
            <text:p text:style-name="P10">?&lt;term&gt;</text:p>
          </table:table-cell>
          <table:table-cell table:style-name="Table1.A2" office:value-type="string">
            <text:p text:style-name="P10">No</text:p>
          </table:table-cell>
          <table:table-cell table:style-name="Table1.C11" office:value-type="string">
            <text:p text:style-name="Table_20_Contents">Byte indirection <text:span text:style-name="T6">(like PEEK)</text:span></text:p>
          </table:table-cell>
        </table:table-row>
        <table:table-row table:style-name="Table1.1">
          <table:table-cell table:style-name="Table1.A2" office:value-type="string">
            <text:p text:style-name="P10">$&lt;term&gt;</text:p>
          </table:table-cell>
          <table:table-cell table:style-name="Table1.A2" office:value-type="string">
            <text:p text:style-name="P10">No</text:p>
          </table:table-cell>
          <table:table-cell table:style-name="Table1.C12" office:value-type="string">
            <text:p text:style-name="Table_20_Contents">Converts constant to string, value unchanged, <text:span text:style-name="T6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10">(&lt;expr&gt;)</text:p>
          </table:table-cell>
          <table:table-cell table:style-name="Table1.A2" office:value-type="string">
            <text:p text:style-name="P10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10">function(param)</text:p>
          </table:table-cell>
          <table:table-cell table:style-name="Table1.A2" office:value-type="string">
            <text:p text:style-name="P10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10">True</text:p>
          </table:table-cell>
          <table:table-cell table:style-name="Table1.A2" office:value-type="string">
            <text:p text:style-name="P10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10">False</text:p>
          </table:table-cell>
          <table:table-cell table:style-name="Table1.A2" office:value-type="string">
            <text:p text:style-name="P10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7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! ? $</text:p>
          </table:table-cell>
          <table:table-cell table:style-name="Table2.C2" office:value-type="string">
            <text:p text:style-name="Table_20_Contents">References. <text:span text:style-name="T7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22" text:outline-level="1">L-Expressions</text:h>
      <text:p text:style-name="P24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4075987123536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4075987153680">
          <table:table-cell table:style-name="Table5.A2" office:value-type="string">
            <text:p text:style-name="P10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4075987154912">
          <table:table-cell table:style-name="Table5.A2" office:value-type="string">
            <text:p text:style-name="P10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4075987155904">
          <table:table-cell table:style-name="Table5.A2" office:value-type="string">
            <text:p text:style-name="P10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4075987157104">
          <table:table-cell table:style-name="Table5.A2" office:value-type="string">
            <text:p text:style-name="P10">test(4)</text:p>
          </table:table-cell>
          <table:table-cell table:style-name="Table5.B5" office:value-type="string">
            <text:p text:style-name="Table_20_Contents">Array element. <text:span text:style-name="T11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4075987158336">
          <table:table-cell table:style-name="Table5.A2" office:value-type="string">
            <text:p text:style-name="P10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24"/>
      <text:h text:style-name="P7" text:outline-level="1">Tokens</text:h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3">00-2F</text:p>
          </table:table-cell>
          <table:table-cell table:style-name="Table3.B2" office:value-type="string">
            <text:p text:style-name="P14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3">30-5F</text:p>
          </table:table-cell>
          <table:table-cell table:style-name="Table3.B2" office:value-type="string">
            <text:p text:style-name="P14">Identifier ‘in line’ markers</text:p>
          </table:table-cell>
        </table:table-row>
        <table:table-row table:style-name="Table3.1">
          <table:table-cell table:style-name="Table3.A2" office:value-type="string">
            <text:p text:style-name="P15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2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5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13">70-7F</text:p>
          </table:table-cell>
          <table:table-cell table:style-name="Table3.B2" office:value-type="string">
            <text:p text:style-name="P16">Integer, representing 4 bits. These can be followed by other integers which occupy successively higher nibbles in the integer, so the sequence 74 72 7C represents the hex value $C24</text:p>
          </table:table-cell>
        </table:table-row>
        <table:table-row table:style-name="Table3.1">
          <table:table-cell table:style-name="Table3.A2" office:value-type="string">
            <text:p text:style-name="P13">80</text:p>
          </table:table-cell>
          <table:table-cell table:style-name="Table3.B2" office:value-type="string">
            <text:p text:style-name="P14">End of line token</text:p>
          </table:table-cell>
        </table:table-row>
        <table:table-row table:style-name="Table3.1">
          <table:table-cell table:style-name="Table3.A2" office:value-type="string">
            <text:p text:style-name="P13">81-FF</text:p>
          </table:table-cell>
          <table:table-cell table:style-name="Table3.B2" office:value-type="string">
            <text:p text:style-name="P16">Other tokens. Each token has a type table entry. Commands are 80-82. Binary operators are 00-0F. Unary functions are 40. <text:span text:style-name="T13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Offset</text:p>
          </table:table-cell>
          <table:table-cell table:style-name="Table4.B1" office:value-type="string">
            <text:p text:style-name="P28">Data</text:p>
          </table:table-cell>
        </table:table-row>
        <table:table-row table:style-name="Table4.1">
          <table:table-cell table:style-name="Table4.A2" office:value-type="string">
            <text:p text:style-name="P11">0</text:p>
          </table:table-cell>
          <table:table-cell table:style-name="Table4.B2" office:value-type="string">
            <text:p text:style-name="P12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11">1</text:p>
          </table:table-cell>
          <table:table-cell table:style-name="Table4.B2" office:value-type="string">
            <text:p text:style-name="P12">Line number low</text:p>
          </table:table-cell>
        </table:table-row>
        <table:table-row table:style-name="Table4.1">
          <table:table-cell table:style-name="Table4.A2" office:value-type="string">
            <text:p text:style-name="P11">2</text:p>
          </table:table-cell>
          <table:table-cell table:style-name="Table4.B2" office:value-type="string">
            <text:p text:style-name="P12">Line number high</text:p>
          </table:table-cell>
        </table:table-row>
        <table:table-row table:style-name="Table4.1">
          <table:table-cell table:style-name="Table4.A2" office:value-type="string">
            <text:p text:style-name="P11">3</text:p>
          </table:table-cell>
          <table:table-cell table:style-name="Table4.B2" office:value-type="string">
            <text:p text:style-name="P12">First token </text:p>
          </table:table-cell>
        </table:table-row>
        <table:table-row table:style-name="Table4.1">
          <table:table-cell table:style-name="Table4.A2" office:value-type="string">
            <text:p text:style-name="P11"><text:span text:style-name="T14">4 </text:span>….</text:p>
          </table:table-cell>
          <table:table-cell table:style-name="Table4.B2" office:value-type="string">
            <text:p text:style-name="P17">More tokens</text:p>
          </table:table-cell>
        </table:table-row>
        <table:table-row table:style-name="Table4.1">
          <table:table-cell table:style-name="Table4.A2" office:value-type="string">
            <text:p text:style-name="P11">….</text:p>
          </table:table-cell>
          <table:table-cell table:style-name="Table4.B2" office:value-type="string">
            <text:p text:style-name="P12">$<text:span text:style-name="T14">8</text:span>0 end of line marker </text:p>
          </table:table-cell>
        </table:table-row>
      </table:table>
      <text:p text:style-name="P2"/>
      <text:p text:style-name="Standard"/>
      <text:h text:style-name="P7" text:outline-level="1">Variables</text:h>
      <text:p text:style-name="P6">Variables are kept in an array of linked lists. The hash for the list is the <text:span text:style-name="T15">xor of the </text:span><text:span text:style-name="T17">second</text:span><text:span text:style-name="T15"> character and the </text:span><text:span text:style-name="T17">first</text:span><text:span text:style-name="T15"> character arithmetically shifted l</text:span>e<text:span text:style-name="T15">ft</text:span>. (as a-z are stored seperately). <text:span text:style-name="T16">The number of linked list is currently 16 but can be varied and be any power of 2 from 1 to 128, save for both the A-Z variables and the hash table must be on the same page.</text:span>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94075987185616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4075987203904">
          <table:table-cell table:style-name="Table9.A4" office:value-type="string">
            <text:p text:style-name="P19">+0,+1</text:p>
          </table:table-cell>
          <table:table-cell table:style-name="Table9.B4" office:value-type="string">
            <text:p text:style-name="P18">Address of next variable name or $0000 if end of list</text:p>
          </table:table-cell>
        </table:table-row>
        <table:table-row table:style-name="TableLine94075987217616">
          <table:table-cell table:style-name="Table9.A4" office:value-type="string">
            <text:p text:style-name="P19">+2</text:p>
          </table:table-cell>
          <table:table-cell table:style-name="Table9.B4" office:value-type="string">
            <text:p text:style-name="P18">Full 8 bit hash of variable.</text:p>
          </table:table-cell>
        </table:table-row>
        <table:table-row table:style-name="TableLine94075987218048">
          <table:table-cell table:style-name="Table9.A4" office:value-type="string">
            <text:p text:style-name="P19">+3,+4</text:p>
          </table:table-cell>
          <table:table-cell table:style-name="Table9.B4" office:value-type="string">
            <text:p text:style-name="P18">Address of variable name in tokenised form (comes from creation)</text:p>
          </table:table-cell>
        </table:table-row>
        <table:table-row table:style-name="TableLine94075987218704">
          <table:table-cell table:style-name="Table9.A5" office:value-type="string">
            <text:p text:style-name="P19">+5..+8</text:p>
          </table:table-cell>
          <table:table-cell table:style-name="Table9.B5" office:value-type="string">
            <text:p text:style-name="P18">Variable value</text:p>
          </table:table-cell>
        </table:table-row>
      </table:table>
      <text:p text:style-name="P6"/>
      <text:h text:style-name="Heading_20_1" text:outline-level="1">Procedures</text:h>
      <text:p text:style-name="P5">When the program is first run it builds a linked list of procedures, which it can check when invoking. The hash for this is the total of <text:span text:style-name="T18">all</text:span> the character codes in the <text:span text:style-name="T19">name, modulus 256.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4075987222448">
          <table:table-cell table:style-name="Table10.A1" office:value-type="string">
            <text:p text:style-name="P26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4075987238288">
          <table:table-cell table:style-name="Table10.A6" office:value-type="string">
            <text:p text:style-name="P21">+0</text:p>
          </table:table-cell>
          <table:table-cell table:style-name="Table10.B6" office:value-type="string">
            <text:p text:style-name="P20">Offset to next procedure, or zero if the end of the list.</text:p>
          </table:table-cell>
        </table:table-row>
        <table:table-row table:style-name="TableLine94075987239392">
          <table:table-cell table:style-name="Table10.A6" office:value-type="string">
            <text:p text:style-name="P21">+1</text:p>
          </table:table-cell>
          <table:table-cell table:style-name="Table10.B6" office:value-type="string">
            <text:p text:style-name="P20">Full 8 bit hash of the procedure</text:p>
          </table:table-cell>
        </table:table-row>
        <table:table-row table:style-name="TableLine94075987239824">
          <table:table-cell table:style-name="Table10.A6" office:value-type="string">
            <text:p text:style-name="P21">+2,+3</text:p>
          </table:table-cell>
          <table:table-cell table:style-name="Table10.B6" office:value-type="string">
            <text:p text:style-name="P30"><text:span text:style-name="T21">Address of the procedure </text:span><text:span text:style-name="T2">line (e.g. the offset byte)</text:span></text:p>
          </table:table-cell>
        </table:table-row>
        <table:table-row table:style-name="TableLine94075987240480">
          <table:table-cell table:style-name="Table10.A5" office:value-type="string">
            <text:p text:style-name="P21">+4</text:p>
          </table:table-cell>
          <table:table-cell table:style-name="Table10.B5" office:value-type="string">
            <text:p text:style-name="P31">Offset to the code (byte after ) of parameter list)</text:p>
          </table:table-cell>
        </table:table-row>
        <table:table-row table:style-name="TableLine94075987241984">
          <table:table-cell table:style-name="Table10.A6" office:value-type="string">
            <text:p text:style-name="P21">+<text:span text:style-name="T20">5</text:span>,+<text:span text:style-name="T20">6</text:span></text:p>
          </table:table-cell>
          <table:table-cell table:style-name="Table10.B6" office:value-type="string">
            <text:p text:style-name="P20">Address of parameter #1 <text:span text:style-name="T20">(high byte first)</text:span></text:p>
          </table:table-cell>
        </table:table-row>
        <table:table-row table:style-name="TableLine94075987242800">
          <table:table-cell table:style-name="Table10.A8" office:value-type="string">
            <text:p text:style-name="P21">+<text:span text:style-name="T20">7,+8</text:span></text:p>
          </table:table-cell>
          <table:table-cell table:style-name="Table10.B8" office:value-type="string">
            <text:p text:style-name="P33">Address of parameter #2 <text:span text:style-name="T20">(high byte first)</text:span></text:p>
          </table:table-cell>
        </table:table-row>
        <table:table-row table:style-name="TableLine94075987242800">
          <table:table-cell table:style-name="Table10.A8" office:value-type="string">
            <text:p text:style-name="P32">+n</text:p>
          </table:table-cell>
          <table:table-cell table:style-name="Table10.B8" office:value-type="string">
            <text:p text:style-name="P31">0 indicating end of list.</text:p>
          </table:table-cell>
        </table:table-row>
      </table:table>
      <text:p text:style-name="P5"/>
      <text:p text:style-name="P4"/>
      <text:p text:style-name="P3">Built in “AMORAL Junior”.</text:p>
      <text:p text:style-name="P3"/>
      <text:p text:style-name="P3">The language built in is a loose version of AMORAL. The current register is now YX not XA. It is 16 bit unlike the 32 bit BASIC.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75987224416">
          <table:table-cell table:style-name="Table6.A1" office:value-type="string">
            <text:p text:style-name="P3">Command</text:p>
          </table:table-cell>
          <table:table-cell table:style-name="Table6.A1" office:value-type="string">
            <text:p text:style-name="P3">Purpose</text:p>
          </table:table-cell>
          <table:table-cell table:style-name="Table6.C1" office:value-type="string">
            <text:p text:style-name="P3">Code</text:p>
          </table:table-cell>
        </table:table-row>
        <table:table-row table:style-name="TableLine94075987285216">
          <table:table-cell table:style-name="Table6.A2" office:value-type="string">
            <text:p text:style-name="P3">(cv)</text:p>
          </table:table-cell>
          <table:table-cell table:style-name="Table6.A2" office:value-type="string">
            <text:p text:style-name="P3">Load Register</text:p>
          </table:table-cell>
          <table:table-cell table:style-name="Table6.C2" office:value-type="string">
            <text:p text:style-name="P3">Ldx / Ldy address</text:p>
          </table:table-cell>
        </table:table-row>
        <table:table-row table:style-name="TableLine94075987287136">
          <table:table-cell table:style-name="Table6.A2" office:value-type="string">
            <text:p text:style-name="P3">+ - and or xor (cv)</text:p>
            <text:p text:style-name="P3"/>
          </table:table-cell>
          <table:table-cell table:style-name="Table6.A2" office:value-type="string">
            <text:p text:style-name="P3">Binary operation.</text:p>
          </table:table-cell>
          <table:table-cell table:style-name="Table6.C3" office:value-type="string">
            <text:p text:style-name="P3">Txa / Op / Tax</text:p>
            <text:p text:style-name="P3">Tya / Op / Tay</text:p>
            <text:p text:style-name="P3"><text:soft-page-break/>Hard coded SEC/CLC</text:p>
            <text:p text:style-name="P3">Hard coded 0 optimisations.</text:p>
          </table:table-cell>
        </table:table-row>
        <table:table-row table:style-name="TableLine94075987288448">
          <table:table-cell table:style-name="Table6.A2" office:value-type="string">
            <text:p text:style-name="P3">* / % <text:s/>(cv)</text:p>
          </table:table-cell>
          <table:table-cell table:style-name="Table6.A2" office:value-type="string">
            <text:p text:style-name="P3">Binary operations</text:p>
          </table:table-cell>
          <table:table-cell table:style-name="Table6.C3" office:value-type="string">
            <text:p text:style-name="P3">Subroutines with the address or constant coded in the bytes following.</text:p>
          </table:table-cell>
        </table:table-row>
        <table:table-row table:style-name="TableLine94075987289312">
          <table:table-cell table:style-name="Table6.A2" office:value-type="string">
            <text:p text:style-name="P3">&gt;= &lt; = &lt;&gt; (cv)</text:p>
          </table:table-cell>
          <table:table-cell table:style-name="Table6.A2" office:value-type="string">
            <text:p text:style-name="P3">Compare</text:p>
          </table:table-cell>
          <table:table-cell table:style-name="Table6.C3" office:value-type="string">
            <text:p text:style-name="P3">Does cmp/subtract or xor and sets the compiler branch flag to BEQ/BNE/BCC/BCS “true” opcodes.</text:p>
          </table:table-cell>
        </table:table-row>
        <table:table-row table:style-name="TableLine94075987290208">
          <table:table-cell table:style-name="Table6.A2" office:value-type="string">
            <text:p text:style-name="P3">-&gt;(var)</text:p>
          </table:table-cell>
          <table:table-cell table:style-name="Table6.A2" office:value-type="string">
            <text:p text:style-name="P3">Save Register</text:p>
          </table:table-cell>
          <table:table-cell table:style-name="Table6.C3" office:value-type="string">
            <text:p text:style-name="P3">Stx / Sty address</text:p>
          </table:table-cell>
        </table:table-row>
        <table:table-row table:style-name="TableLine94075987291408">
          <table:table-cell table:style-name="Table6.A2" office:value-type="string">
            <text:p text:style-name="P3">#(var)</text:p>
          </table:table-cell>
          <table:table-cell table:style-name="Table6.A2" office:value-type="string">
            <text:p text:style-name="P3">Set current array</text:p>
          </table:table-cell>
          <table:table-cell table:style-name="Table6.C3" office:value-type="string">
            <text:p text:style-name="P3">Load address const to zp</text:p>
          </table:table-cell>
        </table:table-row>
        <table:table-row table:style-name="TableLine94075987292384">
          <table:table-cell table:style-name="Table6.A2" office:value-type="string">
            <text:p text:style-name="P3">[(const)]</text:p>
          </table:table-cell>
          <table:table-cell table:style-name="Table6.A2" office:value-type="string">
            <text:p text:style-name="P3">Load array element</text:p>
          </table:table-cell>
          <table:table-cell table:style-name="Table6.C3" office:value-type="string">
            <text:p text:style-name="P3">Use Y to load on zp</text:p>
          </table:table-cell>
        </table:table-row>
        <table:table-row table:style-name="TableLine94075987293360">
          <table:table-cell table:style-name="Table6.A2" office:value-type="string">
            <text:p text:style-name="P3">-&gt;[(const)]</text:p>
          </table:table-cell>
          <table:table-cell table:style-name="Table6.A2" office:value-type="string">
            <text:p text:style-name="P3">Save array element</text:p>
          </table:table-cell>
          <table:table-cell table:style-name="Table6.C3" office:value-type="string">
            <text:p text:style-name="P3">Use Y to save on zp (ideally non destructive, think about this one)</text:p>
          </table:table-cell>
        </table:table-row>
        <table:table-row table:style-name="TableLine94075987294256">
          <table:table-cell table:style-name="Table6.A2" office:value-type="string">
            <text:p text:style-name="P3">While (&lt;code&gt;) …. Wend</text:p>
          </table:table-cell>
          <table:table-cell table:style-name="Table6.A2" office:value-type="string">
            <text:p text:style-name="P3">While Loop</text:p>
          </table:table-cell>
          <table:table-cell table:style-name="Table6.C3" office:value-type="string">
            <text:p text:style-name="P3">Compile code, branch out on opcodes</text:p>
          </table:table-cell>
        </table:table-row>
        <table:table-row table:style-name="TableLine94075987295232">
          <table:table-cell table:style-name="Table6.A2" office:value-type="string">
            <text:p text:style-name="P3">If (&lt;code&gt;) …. Else …. Endif</text:p>
          </table:table-cell>
          <table:table-cell table:style-name="Table6.A2" office:value-type="string">
            <text:p text:style-name="P3">If decision</text:p>
          </table:table-cell>
          <table:table-cell table:style-name="Table6.C3" office:value-type="string">
            <text:p text:style-name="P3">Compile code and skip over, else is optional</text:p>
          </table:table-cell>
        </table:table-row>
        <table:table-row table:style-name="TableLine94075987290944">
          <table:table-cell table:style-name="Table6.A2" office:value-type="string">
            <text:p text:style-name="P3">(var)()</text:p>
          </table:table-cell>
          <table:table-cell table:style-name="Table6.A2" office:value-type="string">
            <text:p text:style-name="P3">Call</text:p>
          </table:table-cell>
          <table:table-cell table:style-name="Table6.C3" office:value-type="string">
            <text:p text:style-name="P3">JSR variable address.</text:p>
          </table:table-cell>
        </table:table-row>
        <table:table-row table:style-name="TableLine94075987296912">
          <table:table-cell table:style-name="Table6.A2" office:value-type="string">
            <text:p text:style-name="P3">++ – &gt;&gt; &lt;&lt;</text:p>
          </table:table-cell>
          <table:table-cell table:style-name="Table6.A2" office:value-type="string">
            <text:p text:style-name="P3">Unary operations</text:p>
          </table:table-cell>
          <table:table-cell table:style-name="Table6.C3" office:value-type="string">
            <text:p text:style-name="P3">Appropriate code.</text:p>
          </table:table-cell>
        </table:table-row>
      </table:table>
      <text:p text:style-name="P3"/>
      <text:p text:style-name="P3"/>
      <text:h text:style-name="P8" text:outline-level="1">Dictionary Format</text:h>
      <text:p text:style-name="P3"/>
      <table:table table:name="Table8" table:style-name="Table8">
        <table:table-column table:style-name="Table8.A"/>
        <table:table-column table:style-name="Table8.B"/>
        <table:table-row table:style-name="TableLine94075987248688">
          <table:table-cell table:style-name="Table8.A1" office:value-type="string">
            <text:p text:style-name="P3">Offset</text:p>
          </table:table-cell>
          <table:table-cell table:style-name="Table8.A1" office:value-type="string">
            <text:p text:style-name="P3">Contents</text:p>
          </table:table-cell>
        </table:table-row>
        <table:table-row table:style-name="TableLine94075987311712">
          <table:table-cell table:style-name="Table8.A2" office:value-type="string">
            <text:p text:style-name="P3">+0 </text:p>
          </table:table-cell>
          <table:table-cell table:style-name="Table8.B3" office:value-type="string">
            <text:p text:style-name="P3">Offset to Next entry to be matched against, or zero.</text:p>
          </table:table-cell>
        </table:table-row>
        <table:table-row table:style-name="TableLine94075987312784">
          <table:table-cell table:style-name="Table8.A2" office:value-type="string">
            <text:p text:style-name="P3">+1</text:p>
          </table:table-cell>
          <table:table-cell table:style-name="Table8.B3" office:value-type="string">
            <text:p text:style-name="P3">Keyword token to match against ($FE variable $FF constant)</text:p>
          </table:table-cell>
        </table:table-row>
        <table:table-row table:style-name="TableLine94075987313168">
          <table:table-cell table:style-name="Table8.A2" office:value-type="string">
            <text:p text:style-name="P3">+2</text:p>
          </table:table-cell>
          <table:table-cell table:style-name="Table8.B7" office:value-type="string">
            <text:p text:style-name="P3">No operand (0) Constant operand (1) Variable operand (2) Either (3)</text:p>
            <text:p text:style-name="P3">Bit 7 specifies ‘hard coded’</text:p>
          </table:table-cell>
        </table:table-row>
        <table:table-row table:style-name="TableLine94075987314176">
          <table:table-cell table:style-name="Table8.A2" office:value-type="string">
            <text:p text:style-name="P3">+3</text:p>
          </table:table-cell>
          <table:table-cell table:style-name="Table8.B7" office:value-type="string">
            <text:p text:style-name="P3">Byte count following (output code may be larger or smaller)</text:p>
          </table:table-cell>
        </table:table-row>
        <table:table-row table:style-name="TableLine94075987314864">
          <table:table-cell table:style-name="Table8.A2" office:value-type="string">
            <text:p text:style-name="P3">+4</text:p>
          </table:table-cell>
          <table:table-cell table:style-name="Table8.B7" office:value-type="string">
            <text:p text:style-name="P3">Byte data #1</text:p>
          </table:table-cell>
        </table:table-row>
        <table:table-row table:style-name="TableLine94075987315632">
          <table:table-cell table:style-name="Table8.A2" office:value-type="string">
            <text:p text:style-name="P3">+5 </text:p>
          </table:table-cell>
          <table:table-cell table:style-name="Table8.B7" office:value-type="string">
            <text:p text:style-name="P3">Byte data #2</text:p>
          </table:table-cell>
        </table:table-row>
      </table:table>
      <text:p text:style-name="P3"/>
      <text:p text:style-name="P3">Where “hard coded” is specified, locations 3 and 4 are the address of the code to execute. </text:p>
      <text:p text:style-name="P3">Fill in values</text:p>
      <text:p text:style-name="P3"/>
      <text:p text:style-name="P3">These substitution values are used when outputting cod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075987301024">
          <table:table-cell table:style-name="Table7.A1" office:value-type="string">
            <text:p text:style-name="P3">Hex</text:p>
          </table:table-cell>
          <table:table-cell table:style-name="Table7.A1" office:value-type="string">
            <text:p text:style-name="P3">Element</text:p>
          </table:table-cell>
          <table:table-cell table:style-name="Table7.C1" office:value-type="string">
            <text:p text:style-name="P3">Notes</text:p>
          </table:table-cell>
        </table:table-row>
        <table:table-row table:style-name="TableLine94075987339344">
          <table:table-cell table:style-name="Table7.A2" office:value-type="string">
            <text:p text:style-name="P3">F3</text:p>
          </table:table-cell>
          <table:table-cell table:style-name="Table7.B2" office:value-type="string">
            <text:p text:style-name="P3">Low value const</text:p>
          </table:table-cell>
          <table:table-cell table:style-name="Table7.C2" office:value-type="string">
            <text:p text:style-name="P3"/>
          </table:table-cell>
        </table:table-row>
        <table:table-row table:style-name="TableLine94075987341264">
          <table:table-cell table:style-name="Table7.A3" office:value-type="string">
            <text:p text:style-name="P3">E3</text:p>
          </table:table-cell>
          <table:table-cell table:style-name="Table7.B3" office:value-type="string">
            <text:p text:style-name="P3">High value const</text:p>
          </table:table-cell>
          <table:table-cell table:style-name="Table7.C3" office:value-type="string">
            <text:p text:style-name="P3"/>
          </table:table-cell>
        </table:table-row>
        <table:table-row table:style-name="TableLine94075987343696">
          <table:table-cell table:style-name="Table7.A5" office:value-type="string">
            <text:p text:style-name="P3">D3</text:p>
          </table:table-cell>
          <table:table-cell table:style-name="Table7.B5" office:value-type="string">
            <text:p text:style-name="P3">Low Value * 4</text:p>
          </table:table-cell>
          <table:table-cell table:style-name="Table7.C5" office:value-type="string">
            <text:p text:style-name="P3">Used for arrays</text:p>
          </table:table-cell>
        </table:table-row>
        <table:table-row table:style-name="TableLine94075987346240">
          <table:table-cell table:style-name="Table7.A5" office:value-type="string">
            <text:p text:style-name="P3">C3</text:p>
          </table:table-cell>
          <table:table-cell table:style-name="Table7.B5" office:value-type="string">
            <text:p text:style-name="P3">Address.W</text:p>
          </table:table-cell>
          <table:table-cell table:style-name="Table7.C5" office:value-type="string">
            <text:p text:style-name="P3">Outputs 2 bytes</text:p>
          </table:table-cell>
        </table:table-row>
        <table:table-row table:style-name="TableLine94075987347136">
          <table:table-cell table:style-name="Table7.A6" office:value-type="string">
            <text:p text:style-name="P3">B3</text:p>
          </table:table-cell>
          <table:table-cell table:style-name="Table7.B6" office:value-type="string">
            <text:p text:style-name="P3">Address.W+1</text:p>
          </table:table-cell>
          <table:table-cell table:style-name="Table7.C6" office:value-type="string">
            <text:p text:style-name="P3">Outputs 2 bytes</text:p>
          </table:table-cell>
        </table:table-row>
        <table:table-row table:style-name="TableLine94075987349904">
          <table:table-cell table:style-name="Table7.A7" office:value-type="string">
            <text:p text:style-name="P3">93</text:p>
          </table:table-cell>
          <table:table-cell table:style-name="Table7.B7" office:value-type="string">
            <text:p text:style-name="P3">Output Opcode ...</text:p>
          </table:table-cell>
          <table:table-cell table:style-name="Table7.C7" office:value-type="string">
            <text:p text:style-name="P3">Outputs 1 byte, previously setup.</text:p>
          </table:table-cell>
        </table:table-row>
        <table:table-row table:style-name="TableLine94075987352560">
          <table:table-cell table:style-name="Table7.A8" office:value-type="string">
            <text:p text:style-name="P3">83</text:p>
          </table:table-cell>
          <table:table-cell table:style-name="Table7.B8" office:value-type="string">
            <text:p text:style-name="P3">Set Opcode to ...</text:p>
          </table:table-cell>
          <table:table-cell table:style-name="Table7.C8" office:value-type="string">
            <text:p text:style-name="P3">Following byte sets the ‘working byte’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70</meta:editing-cycles>
    <meta:print-date>2020-12-07T06:30:00</meta:print-date>
    <meta:creation-date>2020-11-05T17:45:00</meta:creation-date>
    <dc:date>2020-12-11T06:08:03.674920637</dc:date>
    <meta:editing-duration>PT2H18M15S</meta:editing-duration>
    <meta:generator>LibreOffice/7.0.3.1$Linux_X86_64 LibreOffice_project/00$Build-1</meta:generator>
    <meta:document-statistic meta:table-count="10" meta:image-count="0" meta:object-count="0" meta:page-count="6" meta:paragraph-count="238" meta:word-count="1143" meta:character-count="6130" meta:non-whitespace-character-count="5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